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9a22"/>
    </style:style>
    <style:style style:name="P2" style:family="paragraph" style:parent-style-name="Standard">
      <style:paragraph-properties fo:text-align="end" style:justify-single-word="false"/>
      <style:text-properties officeooo:rsid="000d9a22" officeooo:paragraph-rsid="000d9a22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d9a2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d9a22" officeooo:paragraph-rsid="000d9a2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d9a2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d9a22" officeooo:paragraph-rsid="000d9a22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d9a22" officeooo:paragraph-rsid="000d9a22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01b6f" officeooo:paragraph-rsid="00101b6f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2b1ed" officeooo:paragraph-rsid="0012b1e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51c10" officeooo:paragraph-rsid="00cdab08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30598c" officeooo:paragraph-rsid="0030598c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70f1b3" officeooo:paragraph-rsid="0070f1b3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91b31a" officeooo:paragraph-rsid="0091b31a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cfecac" officeooo:paragraph-rsid="00cfecac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d85dce" officeooo:paragraph-rsid="00d85dce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d9f7ed" officeooo:paragraph-rsid="00d9f7ed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6pt" fo:font-weight="bold" officeooo:rsid="000d9a22" officeooo:paragraph-rsid="000d9a22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151c10" officeooo:paragraph-rsid="00151c10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151c10" officeooo:paragraph-rsid="00169c0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151c10" officeooo:paragraph-rsid="001ce451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151c10" officeooo:paragraph-rsid="0024443f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151c10" officeooo:paragraph-rsid="002b0a67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151c10" officeooo:paragraph-rsid="0033941a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151c10" officeooo:paragraph-rsid="0038a119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151c10" officeooo:paragraph-rsid="00572f2c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151c10" officeooo:paragraph-rsid="0059afdc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151c10" officeooo:paragraph-rsid="005cd530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151c10" officeooo:paragraph-rsid="0064e05a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151c10" officeooo:paragraph-rsid="006994e8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151c10" officeooo:paragraph-rsid="006d8fb0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151c10" officeooo:paragraph-rsid="0071e946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151c10" officeooo:paragraph-rsid="0074d675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151c10" officeooo:paragraph-rsid="0079d4a4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151c10" officeooo:paragraph-rsid="007b3962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151c10" officeooo:paragraph-rsid="007d56bd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151c10" officeooo:paragraph-rsid="0080bed1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151c10" officeooo:paragraph-rsid="0085103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151c10" officeooo:paragraph-rsid="0088e135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151c10" officeooo:paragraph-rsid="008a9f1b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151c10" officeooo:paragraph-rsid="008d130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151c10" officeooo:paragraph-rsid="0092f47b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151c10" officeooo:paragraph-rsid="0094c439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151c10" officeooo:paragraph-rsid="0095a2cb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151c10" officeooo:paragraph-rsid="009bbc59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151c10" officeooo:paragraph-rsid="009daf85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151c10" officeooo:paragraph-rsid="00a0dab9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151c10" officeooo:paragraph-rsid="00a290ef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151c10" officeooo:paragraph-rsid="00a97510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151c10" officeooo:paragraph-rsid="00ab330b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151c10" officeooo:paragraph-rsid="00aeb6db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151c10" officeooo:paragraph-rsid="00afe214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151c10" officeooo:paragraph-rsid="00b31540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151c10" officeooo:paragraph-rsid="00b3c7b5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151c10" officeooo:paragraph-rsid="00b5056a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151c10" officeooo:paragraph-rsid="00bd0d9a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151c10" officeooo:paragraph-rsid="00be4724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151c10" officeooo:paragraph-rsid="00c56617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151c10" officeooo:paragraph-rsid="00c7e6be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151c10" officeooo:paragraph-rsid="00cdab08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151c10" officeooo:paragraph-rsid="00d15eb5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151c10" officeooo:paragraph-rsid="00da191f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151c10" officeooo:paragraph-rsid="00da8e3e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151c10" officeooo:paragraph-rsid="00e14301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151c10" officeooo:paragraph-rsid="00e369b1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151c10" officeooo:paragraph-rsid="00e7bdf3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151c10" officeooo:paragraph-rsid="00eae345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151c10" officeooo:paragraph-rsid="00f060e2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151c10" officeooo:paragraph-rsid="00f3517d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151c10" officeooo:paragraph-rsid="00f5600d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151c10" officeooo:paragraph-rsid="00f9fbb7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1f35" style:font-weight-asian="normal" style:font-weight-complex="normal"/>
    </style:style>
    <style:style style:name="T3" style:family="text">
      <style:text-properties fo:font-weight="normal" officeooo:rsid="001545c8" style:font-weight-asian="normal" style:font-weight-complex="normal"/>
    </style:style>
    <style:style style:name="T4" style:family="text">
      <style:text-properties fo:font-weight="normal" officeooo:rsid="00157e29" style:font-weight-asian="normal" style:font-weight-complex="normal"/>
    </style:style>
    <style:style style:name="T5" style:family="text">
      <style:text-properties fo:font-weight="normal" officeooo:rsid="0016afde" style:font-weight-asian="normal" style:font-weight-complex="normal"/>
    </style:style>
    <style:style style:name="T6" style:family="text">
      <style:text-properties fo:font-weight="normal" officeooo:rsid="00176eba" style:font-weight-asian="normal" style:font-weight-complex="normal"/>
    </style:style>
    <style:style style:name="T7" style:family="text">
      <style:text-properties fo:font-weight="normal" officeooo:rsid="0017b757" style:font-weight-asian="normal" style:font-weight-complex="normal"/>
    </style:style>
    <style:style style:name="T8" style:family="text">
      <style:text-properties fo:font-weight="normal" officeooo:rsid="0018e7fa" style:font-weight-asian="normal" style:font-weight-complex="normal"/>
    </style:style>
    <style:style style:name="T9" style:family="text">
      <style:text-properties fo:font-weight="normal" officeooo:rsid="001ace0c" style:font-weight-asian="normal" style:font-weight-complex="normal"/>
    </style:style>
    <style:style style:name="T10" style:family="text">
      <style:text-properties fo:font-weight="normal" officeooo:rsid="001b8dd2" style:font-weight-asian="normal" style:font-weight-complex="normal"/>
    </style:style>
    <style:style style:name="T11" style:family="text">
      <style:text-properties fo:font-weight="normal" officeooo:rsid="001ce451" style:font-weight-asian="normal" style:font-weight-complex="normal"/>
    </style:style>
    <style:style style:name="T12" style:family="text">
      <style:text-properties fo:font-weight="normal" officeooo:rsid="001e486c" style:font-weight-asian="normal" style:font-weight-complex="normal"/>
    </style:style>
    <style:style style:name="T13" style:family="text">
      <style:text-properties fo:font-weight="normal" officeooo:rsid="002000cc" style:font-weight-asian="normal" style:font-weight-complex="normal"/>
    </style:style>
    <style:style style:name="T14" style:family="text">
      <style:text-properties fo:font-weight="normal" officeooo:rsid="00229791" style:font-weight-asian="normal" style:font-weight-complex="normal"/>
    </style:style>
    <style:style style:name="T15" style:family="text">
      <style:text-properties fo:font-weight="normal" officeooo:rsid="00238ca7" style:font-weight-asian="normal" style:font-weight-complex="normal"/>
    </style:style>
    <style:style style:name="T16" style:family="text">
      <style:text-properties fo:font-weight="normal" officeooo:rsid="0024443f" style:font-weight-asian="normal" style:font-weight-complex="normal"/>
    </style:style>
    <style:style style:name="T17" style:family="text">
      <style:text-properties fo:font-weight="normal" officeooo:rsid="002593fb" style:font-weight-asian="normal" style:font-weight-complex="normal"/>
    </style:style>
    <style:style style:name="T18" style:family="text">
      <style:text-properties fo:font-weight="normal" officeooo:rsid="00277420" style:font-weight-asian="normal" style:font-weight-complex="normal"/>
    </style:style>
    <style:style style:name="T19" style:family="text">
      <style:text-properties fo:font-weight="normal" officeooo:rsid="0029697d" style:font-weight-asian="normal" style:font-weight-complex="normal"/>
    </style:style>
    <style:style style:name="T20" style:family="text">
      <style:text-properties fo:font-weight="normal" officeooo:rsid="002c5c6e" style:font-weight-asian="normal" style:font-weight-complex="normal"/>
    </style:style>
    <style:style style:name="T21" style:family="text">
      <style:text-properties fo:font-weight="normal" officeooo:rsid="002db3ac" style:font-weight-asian="normal" style:font-weight-complex="normal"/>
    </style:style>
    <style:style style:name="T22" style:family="text">
      <style:text-properties fo:font-weight="normal" officeooo:rsid="002ef252" style:font-weight-asian="normal" style:font-weight-complex="normal"/>
    </style:style>
    <style:style style:name="T23" style:family="text">
      <style:text-properties fo:font-weight="normal" officeooo:rsid="002f854c" style:font-weight-asian="normal" style:font-weight-complex="normal"/>
    </style:style>
    <style:style style:name="T24" style:family="text">
      <style:text-properties fo:font-weight="normal" officeooo:rsid="003164c1" style:font-weight-asian="normal" style:font-weight-complex="normal"/>
    </style:style>
    <style:style style:name="T25" style:family="text">
      <style:text-properties fo:font-weight="normal" officeooo:rsid="00358e5d" style:font-weight-asian="normal" style:font-weight-complex="normal"/>
    </style:style>
    <style:style style:name="T26" style:family="text">
      <style:text-properties fo:font-weight="normal" officeooo:rsid="0036b241" style:font-weight-asian="normal" style:font-weight-complex="normal"/>
    </style:style>
    <style:style style:name="T27" style:family="text">
      <style:text-properties fo:font-weight="normal" officeooo:rsid="003a340f" style:font-weight-asian="normal" style:font-weight-complex="normal"/>
    </style:style>
    <style:style style:name="T28" style:family="text">
      <style:text-properties fo:font-weight="normal" officeooo:rsid="003c2311" style:font-weight-asian="normal" style:font-weight-complex="normal"/>
    </style:style>
    <style:style style:name="T29" style:family="text">
      <style:text-properties fo:font-weight="normal" officeooo:rsid="003d3591" style:font-weight-asian="normal" style:font-weight-complex="normal"/>
    </style:style>
    <style:style style:name="T30" style:family="text">
      <style:text-properties fo:font-weight="normal" officeooo:rsid="003f8d44" style:font-weight-asian="normal" style:font-weight-complex="normal"/>
    </style:style>
    <style:style style:name="T31" style:family="text">
      <style:text-properties fo:font-weight="normal" officeooo:rsid="00404ae0" style:font-weight-asian="normal" style:font-weight-complex="normal"/>
    </style:style>
    <style:style style:name="T32" style:family="text">
      <style:text-properties fo:font-weight="normal" officeooo:rsid="0041afdc" style:font-weight-asian="normal" style:font-weight-complex="normal"/>
    </style:style>
    <style:style style:name="T33" style:family="text">
      <style:text-properties fo:font-weight="normal" officeooo:rsid="00429502" style:font-weight-asian="normal" style:font-weight-complex="normal"/>
    </style:style>
    <style:style style:name="T34" style:family="text">
      <style:text-properties fo:font-weight="normal" officeooo:rsid="0043e436" style:font-weight-asian="normal" style:font-weight-complex="normal"/>
    </style:style>
    <style:style style:name="T35" style:family="text">
      <style:text-properties fo:font-weight="normal" officeooo:rsid="0045658b" style:font-weight-asian="normal" style:font-weight-complex="normal"/>
    </style:style>
    <style:style style:name="T36" style:family="text">
      <style:text-properties fo:font-weight="normal" officeooo:rsid="00473d2d" style:font-weight-asian="normal" style:font-weight-complex="normal"/>
    </style:style>
    <style:style style:name="T37" style:family="text">
      <style:text-properties fo:font-weight="normal" officeooo:rsid="004880c7" style:font-weight-asian="normal" style:font-weight-complex="normal"/>
    </style:style>
    <style:style style:name="T38" style:family="text">
      <style:text-properties fo:font-weight="normal" officeooo:rsid="004992ff" style:font-weight-asian="normal" style:font-weight-complex="normal"/>
    </style:style>
    <style:style style:name="T39" style:family="text">
      <style:text-properties fo:font-weight="normal" officeooo:rsid="004b3bb9" style:font-weight-asian="normal" style:font-weight-complex="normal"/>
    </style:style>
    <style:style style:name="T40" style:family="text">
      <style:text-properties fo:font-weight="normal" officeooo:rsid="004c64de" style:font-weight-asian="normal" style:font-weight-complex="normal"/>
    </style:style>
    <style:style style:name="T41" style:family="text">
      <style:text-properties fo:font-weight="normal" officeooo:rsid="004e1958" style:font-weight-asian="normal" style:font-weight-complex="normal"/>
    </style:style>
    <style:style style:name="T42" style:family="text">
      <style:text-properties fo:font-weight="normal" officeooo:rsid="004ff908" style:font-weight-asian="normal" style:font-weight-complex="normal"/>
    </style:style>
    <style:style style:name="T43" style:family="text">
      <style:text-properties fo:font-weight="normal" officeooo:rsid="00511fe8" style:font-weight-asian="normal" style:font-weight-complex="normal"/>
    </style:style>
    <style:style style:name="T44" style:family="text">
      <style:text-properties fo:font-weight="normal" officeooo:rsid="0052ce04" style:font-weight-asian="normal" style:font-weight-complex="normal"/>
    </style:style>
    <style:style style:name="T45" style:family="text">
      <style:text-properties fo:font-weight="normal" officeooo:rsid="00531c7f" style:font-weight-asian="normal" style:font-weight-complex="normal"/>
    </style:style>
    <style:style style:name="T46" style:family="text">
      <style:text-properties fo:font-weight="normal" officeooo:rsid="0054a5bb" style:font-weight-asian="normal" style:font-weight-complex="normal"/>
    </style:style>
    <style:style style:name="T47" style:family="text">
      <style:text-properties fo:font-weight="normal" officeooo:rsid="005550ed" style:font-weight-asian="normal" style:font-weight-complex="normal"/>
    </style:style>
    <style:style style:name="T48" style:family="text">
      <style:text-properties fo:font-weight="normal" officeooo:rsid="00572f2c" style:font-weight-asian="normal" style:font-weight-complex="normal"/>
    </style:style>
    <style:style style:name="T49" style:family="text">
      <style:text-properties fo:font-weight="normal" officeooo:rsid="00583883" style:font-weight-asian="normal" style:font-weight-complex="normal"/>
    </style:style>
    <style:style style:name="T50" style:family="text">
      <style:text-properties fo:font-weight="normal" officeooo:rsid="0058f886" style:font-weight-asian="normal" style:font-weight-complex="normal"/>
    </style:style>
    <style:style style:name="T51" style:family="text">
      <style:text-properties fo:font-weight="normal" officeooo:rsid="0059afdc" style:font-weight-asian="normal" style:font-weight-complex="normal"/>
    </style:style>
    <style:style style:name="T52" style:family="text">
      <style:text-properties fo:font-weight="normal" officeooo:rsid="005b3b8c" style:font-weight-asian="normal" style:font-weight-complex="normal"/>
    </style:style>
    <style:style style:name="T53" style:family="text">
      <style:text-properties fo:font-weight="normal" officeooo:rsid="005b51b2" style:font-weight-asian="normal" style:font-weight-complex="normal"/>
    </style:style>
    <style:style style:name="T54" style:family="text">
      <style:text-properties fo:font-weight="normal" officeooo:rsid="005ea590" style:font-weight-asian="normal" style:font-weight-complex="normal"/>
    </style:style>
    <style:style style:name="T55" style:family="text">
      <style:text-properties fo:font-weight="normal" officeooo:rsid="006017d7" style:font-weight-asian="normal" style:font-weight-complex="normal"/>
    </style:style>
    <style:style style:name="T56" style:family="text">
      <style:text-properties fo:font-weight="normal" officeooo:rsid="00617b18" style:font-weight-asian="normal" style:font-weight-complex="normal"/>
    </style:style>
    <style:style style:name="T57" style:family="text">
      <style:text-properties fo:font-weight="normal" officeooo:rsid="0064e05a" style:font-weight-asian="normal" style:font-weight-complex="normal"/>
    </style:style>
    <style:style style:name="T58" style:family="text">
      <style:text-properties fo:font-weight="normal" officeooo:rsid="00667cab" style:font-weight-asian="normal" style:font-weight-complex="normal"/>
    </style:style>
    <style:style style:name="T59" style:family="text">
      <style:text-properties fo:font-weight="normal" officeooo:rsid="0067e381" style:font-weight-asian="normal" style:font-weight-complex="normal"/>
    </style:style>
    <style:style style:name="T60" style:family="text">
      <style:text-properties fo:font-weight="normal" officeooo:rsid="006994e8" style:font-weight-asian="normal" style:font-weight-complex="normal"/>
    </style:style>
    <style:style style:name="T61" style:family="text">
      <style:text-properties fo:font-weight="normal" officeooo:rsid="006c0876" style:font-weight-asian="normal" style:font-weight-complex="normal"/>
    </style:style>
    <style:style style:name="T62" style:family="text">
      <style:text-properties fo:font-weight="normal" officeooo:rsid="006c8969" style:font-weight-asian="normal" style:font-weight-complex="normal"/>
    </style:style>
    <style:style style:name="T63" style:family="text">
      <style:text-properties fo:font-weight="normal" officeooo:rsid="006cd056" style:font-weight-asian="normal" style:font-weight-complex="normal"/>
    </style:style>
    <style:style style:name="T64" style:family="text">
      <style:text-properties fo:font-weight="normal" officeooo:rsid="006e9b58" style:font-weight-asian="normal" style:font-weight-complex="normal"/>
    </style:style>
    <style:style style:name="T65" style:family="text">
      <style:text-properties fo:font-weight="normal" officeooo:rsid="0071e946" style:font-weight-asian="normal" style:font-weight-complex="normal"/>
    </style:style>
    <style:style style:name="T66" style:family="text">
      <style:text-properties fo:font-weight="normal" officeooo:rsid="0073a4ab" style:font-weight-asian="normal" style:font-weight-complex="normal"/>
    </style:style>
    <style:style style:name="T67" style:family="text">
      <style:text-properties fo:font-weight="normal" officeooo:rsid="0074d675" style:font-weight-asian="normal" style:font-weight-complex="normal"/>
    </style:style>
    <style:style style:name="T68" style:family="text">
      <style:text-properties fo:font-weight="normal" officeooo:rsid="0075a070" style:font-weight-asian="normal" style:font-weight-complex="normal"/>
    </style:style>
    <style:style style:name="T69" style:family="text">
      <style:text-properties fo:font-weight="normal" officeooo:rsid="007696e9" style:font-weight-asian="normal" style:font-weight-complex="normal"/>
    </style:style>
    <style:style style:name="T70" style:family="text">
      <style:text-properties fo:font-weight="normal" officeooo:rsid="00771195" style:font-weight-asian="normal" style:font-weight-complex="normal"/>
    </style:style>
    <style:style style:name="T71" style:family="text">
      <style:text-properties fo:font-weight="normal" officeooo:rsid="007847f5" style:font-weight-asian="normal" style:font-weight-complex="normal"/>
    </style:style>
    <style:style style:name="T72" style:family="text">
      <style:text-properties fo:font-weight="normal" officeooo:rsid="0079d4a4" style:font-weight-asian="normal" style:font-weight-complex="normal"/>
    </style:style>
    <style:style style:name="T73" style:family="text">
      <style:text-properties fo:font-weight="normal" officeooo:rsid="007a928d" style:font-weight-asian="normal" style:font-weight-complex="normal"/>
    </style:style>
    <style:style style:name="T74" style:family="text">
      <style:text-properties fo:font-weight="normal" officeooo:rsid="007aee29" style:font-weight-asian="normal" style:font-weight-complex="normal"/>
    </style:style>
    <style:style style:name="T75" style:family="text">
      <style:text-properties fo:font-weight="normal" officeooo:rsid="007b3962" style:font-weight-asian="normal" style:font-weight-complex="normal"/>
    </style:style>
    <style:style style:name="T76" style:family="text">
      <style:text-properties fo:font-weight="normal" officeooo:rsid="007bfd2e" style:font-weight-asian="normal" style:font-weight-complex="normal"/>
    </style:style>
    <style:style style:name="T77" style:family="text">
      <style:text-properties fo:font-weight="normal" officeooo:rsid="007d56bd" style:font-weight-asian="normal" style:font-weight-complex="normal"/>
    </style:style>
    <style:style style:name="T78" style:family="text">
      <style:text-properties fo:font-weight="normal" officeooo:rsid="007f18fe" style:font-weight-asian="normal" style:font-weight-complex="normal"/>
    </style:style>
    <style:style style:name="T79" style:family="text">
      <style:text-properties fo:font-weight="normal" officeooo:rsid="0082a7cd" style:font-weight-asian="normal" style:font-weight-complex="normal"/>
    </style:style>
    <style:style style:name="T80" style:family="text">
      <style:text-properties fo:font-weight="normal" officeooo:rsid="0082f540" style:font-weight-asian="normal" style:font-weight-complex="normal"/>
    </style:style>
    <style:style style:name="T81" style:family="text">
      <style:text-properties fo:font-weight="normal" officeooo:rsid="00833d86" style:font-weight-asian="normal" style:font-weight-complex="normal"/>
    </style:style>
    <style:style style:name="T82" style:family="text">
      <style:text-properties fo:font-weight="normal" officeooo:rsid="00851030" style:font-weight-asian="normal" style:font-weight-complex="normal"/>
    </style:style>
    <style:style style:name="T83" style:family="text">
      <style:text-properties fo:font-weight="normal" officeooo:rsid="00862bb6" style:font-weight-asian="normal" style:font-weight-complex="normal"/>
    </style:style>
    <style:style style:name="T84" style:family="text">
      <style:text-properties fo:font-weight="normal" officeooo:rsid="00872763" style:font-weight-asian="normal" style:font-weight-complex="normal"/>
    </style:style>
    <style:style style:name="T85" style:family="text">
      <style:text-properties fo:font-weight="normal" officeooo:rsid="0088e135" style:font-weight-asian="normal" style:font-weight-complex="normal"/>
    </style:style>
    <style:style style:name="T86" style:family="text">
      <style:text-properties fo:font-weight="normal" officeooo:rsid="008907a5" style:font-weight-asian="normal" style:font-weight-complex="normal"/>
    </style:style>
    <style:style style:name="T87" style:family="text">
      <style:text-properties fo:font-weight="normal" officeooo:rsid="008a9f1b" style:font-weight-asian="normal" style:font-weight-complex="normal"/>
    </style:style>
    <style:style style:name="T88" style:family="text">
      <style:text-properties fo:font-weight="normal" officeooo:rsid="008c0ef9" style:font-weight-asian="normal" style:font-weight-complex="normal"/>
    </style:style>
    <style:style style:name="T89" style:family="text">
      <style:text-properties fo:font-weight="normal" officeooo:rsid="008d1301" style:font-weight-asian="normal" style:font-weight-complex="normal"/>
    </style:style>
    <style:style style:name="T90" style:family="text">
      <style:text-properties fo:font-weight="normal" officeooo:rsid="008ec247" style:font-weight-asian="normal" style:font-weight-complex="normal"/>
    </style:style>
    <style:style style:name="T91" style:family="text">
      <style:text-properties fo:font-weight="normal" officeooo:rsid="008f2f32" style:font-weight-asian="normal" style:font-weight-complex="normal"/>
    </style:style>
    <style:style style:name="T92" style:family="text">
      <style:text-properties fo:font-weight="normal" officeooo:rsid="009048c9" style:font-weight-asian="normal" style:font-weight-complex="normal"/>
    </style:style>
    <style:style style:name="T93" style:family="text">
      <style:text-properties fo:font-weight="normal" officeooo:rsid="009109f7" style:font-weight-asian="normal" style:font-weight-complex="normal"/>
    </style:style>
    <style:style style:name="T94" style:family="text">
      <style:text-properties fo:font-weight="normal" officeooo:rsid="0092f47b" style:font-weight-asian="normal" style:font-weight-complex="normal"/>
    </style:style>
    <style:style style:name="T95" style:family="text">
      <style:text-properties fo:font-weight="normal" officeooo:rsid="0094c439" style:font-weight-asian="normal" style:font-weight-complex="normal"/>
    </style:style>
    <style:style style:name="T96" style:family="text">
      <style:text-properties fo:font-weight="normal" officeooo:rsid="0094cb61" style:font-weight-asian="normal" style:font-weight-complex="normal"/>
    </style:style>
    <style:style style:name="T97" style:family="text">
      <style:text-properties fo:font-weight="normal" officeooo:rsid="0095a2cb" style:font-weight-asian="normal" style:font-weight-complex="normal"/>
    </style:style>
    <style:style style:name="T98" style:family="text">
      <style:text-properties fo:font-weight="normal" officeooo:rsid="0097551c" style:font-weight-asian="normal" style:font-weight-complex="normal"/>
    </style:style>
    <style:style style:name="T99" style:family="text">
      <style:text-properties fo:font-weight="normal" officeooo:rsid="0098b085" style:font-weight-asian="normal" style:font-weight-complex="normal"/>
    </style:style>
    <style:style style:name="T100" style:family="text">
      <style:text-properties fo:font-weight="normal" officeooo:rsid="009a9a0f" style:font-weight-asian="normal" style:font-weight-complex="normal"/>
    </style:style>
    <style:style style:name="T101" style:family="text">
      <style:text-properties fo:font-weight="normal" officeooo:rsid="009b029a" style:font-weight-asian="normal" style:font-weight-complex="normal"/>
    </style:style>
    <style:style style:name="T102" style:family="text">
      <style:text-properties fo:font-weight="normal" officeooo:rsid="009bbc59" style:font-weight-asian="normal" style:font-weight-complex="normal"/>
    </style:style>
    <style:style style:name="T103" style:family="text">
      <style:text-properties fo:font-weight="normal" officeooo:rsid="009c2254" style:font-weight-asian="normal" style:font-weight-complex="normal"/>
    </style:style>
    <style:style style:name="T104" style:family="text">
      <style:text-properties fo:font-weight="normal" officeooo:rsid="009d8ba0" style:font-weight-asian="normal" style:font-weight-complex="normal"/>
    </style:style>
    <style:style style:name="T105" style:family="text">
      <style:text-properties fo:font-weight="normal" officeooo:rsid="009daf85" style:font-weight-asian="normal" style:font-weight-complex="normal"/>
    </style:style>
    <style:style style:name="T106" style:family="text">
      <style:text-properties fo:font-weight="normal" officeooo:rsid="009e36c8" style:font-weight-asian="normal" style:font-weight-complex="normal"/>
    </style:style>
    <style:style style:name="T107" style:family="text">
      <style:text-properties fo:font-weight="normal" officeooo:rsid="009f5542" style:font-weight-asian="normal" style:font-weight-complex="normal"/>
    </style:style>
    <style:style style:name="T108" style:family="text">
      <style:text-properties fo:font-weight="normal" officeooo:rsid="00a043cc" style:font-weight-asian="normal" style:font-weight-complex="normal"/>
    </style:style>
    <style:style style:name="T109" style:family="text">
      <style:text-properties fo:font-weight="normal" officeooo:rsid="00a0dab9" style:font-weight-asian="normal" style:font-weight-complex="normal"/>
    </style:style>
    <style:style style:name="T110" style:family="text">
      <style:text-properties fo:font-weight="normal" officeooo:rsid="00a1adbf" style:font-weight-asian="normal" style:font-weight-complex="normal"/>
    </style:style>
    <style:style style:name="T111" style:family="text">
      <style:text-properties fo:font-weight="normal" officeooo:rsid="00a290ef" style:font-weight-asian="normal" style:font-weight-complex="normal"/>
    </style:style>
    <style:style style:name="T112" style:family="text">
      <style:text-properties fo:font-weight="normal" officeooo:rsid="00a35b6b" style:font-weight-asian="normal" style:font-weight-complex="normal"/>
    </style:style>
    <style:style style:name="T113" style:family="text">
      <style:text-properties fo:font-weight="normal" officeooo:rsid="00a43792" style:font-weight-asian="normal" style:font-weight-complex="normal"/>
    </style:style>
    <style:style style:name="T114" style:family="text">
      <style:text-properties fo:font-weight="normal" officeooo:rsid="00a52c00" style:font-weight-asian="normal" style:font-weight-complex="normal"/>
    </style:style>
    <style:style style:name="T115" style:family="text">
      <style:text-properties fo:font-weight="normal" officeooo:rsid="00a67fcd" style:font-weight-asian="normal" style:font-weight-complex="normal"/>
    </style:style>
    <style:style style:name="T116" style:family="text">
      <style:text-properties fo:font-weight="normal" officeooo:rsid="00a7adef" style:font-weight-asian="normal" style:font-weight-complex="normal"/>
    </style:style>
    <style:style style:name="T117" style:family="text">
      <style:text-properties fo:font-weight="normal" officeooo:rsid="00a97510" style:font-weight-asian="normal" style:font-weight-complex="normal"/>
    </style:style>
    <style:style style:name="T118" style:family="text">
      <style:text-properties fo:font-weight="normal" officeooo:rsid="00aacc65" style:font-weight-asian="normal" style:font-weight-complex="normal"/>
    </style:style>
    <style:style style:name="T119" style:family="text">
      <style:text-properties fo:font-weight="normal" officeooo:rsid="00ab330b" style:font-weight-asian="normal" style:font-weight-complex="normal"/>
    </style:style>
    <style:style style:name="T120" style:family="text">
      <style:text-properties fo:font-weight="normal" officeooo:rsid="00acff73" style:font-weight-asian="normal" style:font-weight-complex="normal"/>
    </style:style>
    <style:style style:name="T121" style:family="text">
      <style:text-properties fo:font-weight="normal" officeooo:rsid="00aeb6db" style:font-weight-asian="normal" style:font-weight-complex="normal"/>
    </style:style>
    <style:style style:name="T122" style:family="text">
      <style:text-properties fo:font-weight="normal" officeooo:rsid="00afe214" style:font-weight-asian="normal" style:font-weight-complex="normal"/>
    </style:style>
    <style:style style:name="T123" style:family="text">
      <style:text-properties fo:font-weight="normal" officeooo:rsid="00b1cbda" style:font-weight-asian="normal" style:font-weight-complex="normal"/>
    </style:style>
    <style:style style:name="T124" style:family="text">
      <style:text-properties fo:font-weight="normal" officeooo:rsid="00b30050" style:font-weight-asian="normal" style:font-weight-complex="normal"/>
    </style:style>
    <style:style style:name="T125" style:family="text">
      <style:text-properties fo:font-weight="normal" officeooo:rsid="00b31540" style:font-weight-asian="normal" style:font-weight-complex="normal"/>
    </style:style>
    <style:style style:name="T126" style:family="text">
      <style:text-properties fo:font-weight="normal" officeooo:rsid="00b3c7b5" style:font-weight-asian="normal" style:font-weight-complex="normal"/>
    </style:style>
    <style:style style:name="T127" style:family="text">
      <style:text-properties fo:font-weight="normal" officeooo:rsid="00b5056a" style:font-weight-asian="normal" style:font-weight-complex="normal"/>
    </style:style>
    <style:style style:name="T128" style:family="text">
      <style:text-properties fo:font-weight="normal" officeooo:rsid="00b58403" style:font-weight-asian="normal" style:font-weight-complex="normal"/>
    </style:style>
    <style:style style:name="T129" style:family="text">
      <style:text-properties fo:font-weight="normal" officeooo:rsid="00bae540" style:font-weight-asian="normal" style:font-weight-complex="normal"/>
    </style:style>
    <style:style style:name="T130" style:family="text">
      <style:text-properties fo:font-weight="normal" officeooo:rsid="00bb8bcb" style:font-weight-asian="normal" style:font-weight-complex="normal"/>
    </style:style>
    <style:style style:name="T131" style:family="text">
      <style:text-properties fo:font-weight="normal" officeooo:rsid="00bd0d9a" style:font-weight-asian="normal" style:font-weight-complex="normal"/>
    </style:style>
    <style:style style:name="T132" style:family="text">
      <style:text-properties fo:font-weight="normal" officeooo:rsid="00be4724" style:font-weight-asian="normal" style:font-weight-complex="normal"/>
    </style:style>
    <style:style style:name="T133" style:family="text">
      <style:text-properties fo:font-weight="normal" officeooo:rsid="00be8160" style:font-weight-asian="normal" style:font-weight-complex="normal"/>
    </style:style>
    <style:style style:name="T134" style:family="text">
      <style:text-properties fo:font-weight="normal" officeooo:rsid="00bfa70c" style:font-weight-asian="normal" style:font-weight-complex="normal"/>
    </style:style>
    <style:style style:name="T135" style:family="text">
      <style:text-properties fo:font-weight="normal" officeooo:rsid="00c24cc4" style:font-weight-asian="normal" style:font-weight-complex="normal"/>
    </style:style>
    <style:style style:name="T136" style:family="text">
      <style:text-properties fo:font-weight="normal" officeooo:rsid="00c2b8b1" style:font-weight-asian="normal" style:font-weight-complex="normal"/>
    </style:style>
    <style:style style:name="T137" style:family="text">
      <style:text-properties fo:font-weight="normal" officeooo:rsid="00c460f3" style:font-weight-asian="normal" style:font-weight-complex="normal"/>
    </style:style>
    <style:style style:name="T138" style:family="text">
      <style:text-properties fo:font-weight="normal" officeooo:rsid="00c5b27e" style:font-weight-asian="normal" style:font-weight-complex="normal"/>
    </style:style>
    <style:style style:name="T139" style:family="text">
      <style:text-properties fo:font-weight="normal" officeooo:rsid="00c71fde" style:font-weight-asian="normal" style:font-weight-complex="normal"/>
    </style:style>
    <style:style style:name="T140" style:family="text">
      <style:text-properties fo:font-weight="normal" officeooo:rsid="00c77b7c" style:font-weight-asian="normal" style:font-weight-complex="normal"/>
    </style:style>
    <style:style style:name="T141" style:family="text">
      <style:text-properties fo:font-weight="normal" officeooo:rsid="00c9594d" style:font-weight-asian="normal" style:font-weight-complex="normal"/>
    </style:style>
    <style:style style:name="T142" style:family="text">
      <style:text-properties fo:font-weight="normal" officeooo:rsid="00cb3fea" style:font-weight-asian="normal" style:font-weight-complex="normal"/>
    </style:style>
    <style:style style:name="T143" style:family="text">
      <style:text-properties fo:font-weight="normal" officeooo:rsid="00cc879b" style:font-weight-asian="normal" style:font-weight-complex="normal"/>
    </style:style>
    <style:style style:name="T144" style:family="text">
      <style:text-properties fo:font-weight="normal" officeooo:rsid="00cdab08" style:font-weight-asian="normal" style:font-weight-complex="normal"/>
    </style:style>
    <style:style style:name="T145" style:family="text">
      <style:text-properties fo:font-weight="normal" officeooo:rsid="00cdc267" style:font-weight-asian="normal" style:font-weight-complex="normal"/>
    </style:style>
    <style:style style:name="T146" style:family="text">
      <style:text-properties fo:font-weight="normal" officeooo:rsid="00ce14ab" style:font-weight-asian="normal" style:font-weight-complex="normal"/>
    </style:style>
    <style:style style:name="T147" style:family="text">
      <style:text-properties fo:font-weight="normal" officeooo:rsid="00ceefe9" style:font-weight-asian="normal" style:font-weight-complex="normal"/>
    </style:style>
    <style:style style:name="T148" style:family="text">
      <style:text-properties fo:font-weight="normal" officeooo:rsid="00d15eb5" style:font-weight-asian="normal" style:font-weight-complex="normal"/>
    </style:style>
    <style:style style:name="T149" style:family="text">
      <style:text-properties fo:font-weight="normal" officeooo:rsid="00d2684e" style:font-weight-asian="normal" style:font-weight-complex="normal"/>
    </style:style>
    <style:style style:name="T150" style:family="text">
      <style:text-properties fo:font-weight="normal" officeooo:rsid="00d2a3d3" style:font-weight-asian="normal" style:font-weight-complex="normal"/>
    </style:style>
    <style:style style:name="T151" style:family="text">
      <style:text-properties fo:font-weight="normal" officeooo:rsid="00d403c5" style:font-weight-asian="normal" style:font-weight-complex="normal"/>
    </style:style>
    <style:style style:name="T152" style:family="text">
      <style:text-properties fo:font-weight="normal" officeooo:rsid="00d534a3" style:font-weight-asian="normal" style:font-weight-complex="normal"/>
    </style:style>
    <style:style style:name="T153" style:family="text">
      <style:text-properties fo:font-weight="normal" officeooo:rsid="00d6e751" style:font-weight-asian="normal" style:font-weight-complex="normal"/>
    </style:style>
    <style:style style:name="T154" style:family="text">
      <style:text-properties fo:font-weight="normal" officeooo:rsid="00d7532b" style:font-weight-asian="normal" style:font-weight-complex="normal"/>
    </style:style>
    <style:style style:name="T155" style:family="text">
      <style:text-properties fo:font-weight="normal" officeooo:rsid="00db4f8d" style:font-weight-asian="normal" style:font-weight-complex="normal"/>
    </style:style>
    <style:style style:name="T156" style:family="text">
      <style:text-properties fo:font-weight="normal" officeooo:rsid="00dd4eda" style:font-weight-asian="normal" style:font-weight-complex="normal"/>
    </style:style>
    <style:style style:name="T157" style:family="text">
      <style:text-properties fo:font-weight="normal" officeooo:rsid="00de1d29" style:font-weight-asian="normal" style:font-weight-complex="normal"/>
    </style:style>
    <style:style style:name="T158" style:family="text">
      <style:text-properties fo:font-weight="normal" officeooo:rsid="00df6209" style:font-weight-asian="normal" style:font-weight-complex="normal"/>
    </style:style>
    <style:style style:name="T159" style:family="text">
      <style:text-properties fo:font-weight="normal" officeooo:rsid="00e14301" style:font-weight-asian="normal" style:font-weight-complex="normal"/>
    </style:style>
    <style:style style:name="T160" style:family="text">
      <style:text-properties fo:font-weight="normal" officeooo:rsid="00e20910" style:font-weight-asian="normal" style:font-weight-complex="normal"/>
    </style:style>
    <style:style style:name="T161" style:family="text">
      <style:text-properties fo:font-weight="normal" officeooo:rsid="00e51c4a" style:font-weight-asian="normal" style:font-weight-complex="normal"/>
    </style:style>
    <style:style style:name="T162" style:family="text">
      <style:text-properties fo:font-weight="normal" officeooo:rsid="00e63180" style:font-weight-asian="normal" style:font-weight-complex="normal"/>
    </style:style>
    <style:style style:name="T163" style:family="text">
      <style:text-properties fo:font-weight="normal" officeooo:rsid="00e81a5e" style:font-weight-asian="normal" style:font-weight-complex="normal"/>
    </style:style>
    <style:style style:name="T164" style:family="text">
      <style:text-properties fo:font-weight="normal" officeooo:rsid="00e92524" style:font-weight-asian="normal" style:font-weight-complex="normal"/>
    </style:style>
    <style:style style:name="T165" style:family="text">
      <style:text-properties fo:font-weight="normal" officeooo:rsid="00ec13d1" style:font-weight-asian="normal" style:font-weight-complex="normal"/>
    </style:style>
    <style:style style:name="T166" style:family="text">
      <style:text-properties fo:font-weight="normal" officeooo:rsid="00edd7a8" style:font-weight-asian="normal" style:font-weight-complex="normal"/>
    </style:style>
    <style:style style:name="T167" style:family="text">
      <style:text-properties fo:font-weight="normal" officeooo:rsid="00efaf0c" style:font-weight-asian="normal" style:font-weight-complex="normal"/>
    </style:style>
    <style:style style:name="T168" style:family="text">
      <style:text-properties fo:font-weight="normal" officeooo:rsid="00f0b16b" style:font-weight-asian="normal" style:font-weight-complex="normal"/>
    </style:style>
    <style:style style:name="T169" style:family="text">
      <style:text-properties fo:font-weight="normal" officeooo:rsid="00f2815b" style:font-weight-asian="normal" style:font-weight-complex="normal"/>
    </style:style>
    <style:style style:name="T170" style:family="text">
      <style:text-properties fo:font-weight="normal" officeooo:rsid="00f4302e" style:font-weight-asian="normal" style:font-weight-complex="normal"/>
    </style:style>
    <style:style style:name="T171" style:family="text">
      <style:text-properties fo:font-weight="normal" officeooo:rsid="00f455ad" style:font-weight-asian="normal" style:font-weight-complex="normal"/>
    </style:style>
    <style:style style:name="T172" style:family="text">
      <style:text-properties fo:font-weight="normal" officeooo:rsid="00f4e333" style:font-weight-asian="normal" style:font-weight-complex="normal"/>
    </style:style>
    <style:style style:name="T173" style:family="text">
      <style:text-properties fo:font-weight="normal" officeooo:rsid="00f620e6" style:font-weight-asian="normal" style:font-weight-complex="normal"/>
    </style:style>
    <style:style style:name="T174" style:family="text">
      <style:text-properties fo:font-weight="normal" officeooo:rsid="00f6d90f" style:font-weight-asian="normal" style:font-weight-complex="normal"/>
    </style:style>
    <style:style style:name="T175" style:family="text">
      <style:text-properties fo:font-weight="normal" officeooo:rsid="00f8aaa0" style:font-weight-asian="normal" style:font-weight-complex="normal"/>
    </style:style>
    <style:style style:name="T176" style:family="text">
      <style:text-properties officeooo:rsid="00157e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niversidade Federal de Santa Catarina - UFSC</text:p>
      <text:p text:style-name="P3">INE5425 – Modelagem e Simulação</text:p>
      <text:p text:style-name="P1"/>
      <text:p text:style-name="P5"/>
      <text:p text:style-name="P6">Leandro Perin de Oliveira – 14100846</text:p>
      <text:p text:style-name="P6">Gustavo Garcia Gava – 14100832</text:p>
      <text:p text:style-name="P2"/>
      <text:p text:style-name="P17">Documentação do Código Fonte</text:p>
      <text:p text:style-name="P7"/>
      <text:p text:style-name="P9">Calculus: <text:span text:style-name="T1">Classe responsável pela geração d</text:span><text:span text:style-name="T2">e</text:span><text:span text:style-name="T1"> variáveis aleatórias através de operações matemáticas.</text:span></text:p>
      <text:p text:style-name="P8"/>
      <text:p text:style-name="P18">Método: <text:span text:style-name="T3">RNG</text:span></text:p>
      <text:p text:style-name="P18">Função: <text:span text:style-name="T3">Gerar números aleatórios situados entre 0 e 1.</text:span></text:p>
      <text:p text:style-name="P18">Parâmetros: <text:span text:style-name="T3">Nenhum</text:span></text:p>
      <text:p text:style-name="P18">Retorno: <text:span text:style-name="T13">d</text:span><text:span text:style-name="T4">ouble: </text:span><text:span text:style-name="T10">Valor </text:span><text:span text:style-name="T4">aleatório entre 0 e 1</text:span></text:p>
      <text:p text:style-name="P18"><text:span text:style-name="T4"/></text:p>
      <text:p text:style-name="P19">Método: <text:span text:style-name="T5">uniformCalculation</text:span></text:p>
      <text:p text:style-name="P19">Função: <text:span text:style-name="T3">Gerar </text:span><text:span text:style-name="T6">uma variável aleatória distribuída de forma uniforme </text:span><text:span text:style-name="T8">dentro de um intervalo a … b</text:span><text:span text:style-name="T3">.</text:span></text:p>
      <text:p text:style-name="P19">Parâmetros: <text:span text:style-name="T7">double a: Início do intervalo; double b: Fim do intervalo</text:span></text:p>
      <text:p text:style-name="P19"><text:span text:style-name="T176">Retorno:</text:span><text:span text:style-name="T4"> </text:span><text:span text:style-name="T12">d</text:span><text:span text:style-name="T9">ouble: Variável aleatória uniforme</text:span></text:p>
      <text:p text:style-name="P19"><text:span text:style-name="T4"/></text:p>
      <text:p text:style-name="P20">Método: <text:span text:style-name="T11">exponencialCalculation</text:span></text:p>
      <text:p text:style-name="P20">Função: <text:span text:style-name="T3">Gerar </text:span><text:span text:style-name="T11">uma variável aleatória distribuída de forma exponencial.</text:span></text:p>
      <text:p text:style-name="P20">Parâmetros: <text:span text:style-name="T12">double y: </text:span><text:span text:style-name="T14">Expoente da distribuição</text:span></text:p>
      <text:p text:style-name="P20"><text:span text:style-name="T176">Retorno:</text:span><text:span text:style-name="T4"> </text:span><text:span text:style-name="T15">double: Variável aleatória exponencial</text:span></text:p>
      <text:p text:style-name="P20"><text:span text:style-name="T15"/></text:p>
      <text:p text:style-name="P21">Método: <text:span text:style-name="T16">triangularCalculation</text:span></text:p>
      <text:p text:style-name="P21">Função: <text:span text:style-name="T3">Gerar </text:span><text:span text:style-name="T11">uma variável aleatória distribuída de forma </text:span><text:span text:style-name="T17">triangular.</text:span></text:p>
      <text:p text:style-name="P21">Parâmetros: <text:span text:style-name="T12">double </text:span><text:span text:style-name="T18">a: Valor mínimo; double b: Moda; double c: Valor máximo</text:span></text:p>
      <text:p text:style-name="P21"><text:span text:style-name="T176">Retorno:</text:span><text:span text:style-name="T4"> </text:span><text:span text:style-name="T15">double: Variável aleatória </text:span><text:span text:style-name="T19">triangular</text:span></text:p>
      <text:p text:style-name="P21"><text:span text:style-name="T15"/></text:p>
      <text:p text:style-name="P22">Método: <text:span text:style-name="T20">normalCalculation</text:span></text:p>
      <text:p text:style-name="P22">Função: <text:span text:style-name="T3">Gerar </text:span><text:span text:style-name="T11">uma variável aleatória distribuída de forma </text:span><text:span text:style-name="T21">normal</text:span><text:span text:style-name="T11">.</text:span></text:p>
      <text:p text:style-name="P22">Parâmetros: <text:span text:style-name="T12">double </text:span><text:span text:style-name="T22">a: Média; double b: Desvio Padrão</text:span></text:p>
      <text:p text:style-name="P22"><text:span text:style-name="T176">Retorno:</text:span><text:span text:style-name="T4"> </text:span><text:span text:style-name="T15">double: Variável aleatória </text:span><text:span text:style-name="T23">normal</text:span></text:p>
      <text:p text:style-name="P22"><text:span text:style-name="T15"/></text:p>
      <text:p text:style-name="P11"/>
      <text:p text:style-name="P11">Message: <text:span text:style-name="T24">Classe que representa uma mensagem do sistema Smail.</text:span></text:p>
      <text:p text:style-name="P11"><text:span text:style-name="T24"/></text:p>
      <text:p text:style-name="P23">Método: <text:span text:style-name="T25">getDirection</text:span></text:p>
      <text:p text:style-name="P23">Função: <text:span text:style-name="T25">Retornar a direção </text:span><text:span text:style-name="T34">(LL, LR, RL, RR) </text:span><text:span text:style-name="T25">da mensagem</text:span><text:span text:style-name="T11">.</text:span></text:p>
      <text:p text:style-name="P23">Parâmetros: <text:span text:style-name="T25">Nenhum</text:span></text:p>
      <text:p text:style-name="P23"><text:span text:style-name="T176">Retorno:</text:span><text:span text:style-name="T4"> </text:span><text:span text:style-name="T26">Direction: Direção da mensagem</text:span></text:p>
      <text:p text:style-name="P23"><text:span text:style-name="T15"/></text:p>
      <text:p text:style-name="P24">Método: <text:span text:style-name="T25">getD</text:span><text:span text:style-name="T27">estiny</text:span></text:p>
      <text:p text:style-name="P24">Função: <text:span text:style-name="T25">Retornar </text:span><text:span text:style-name="T33">o destino (Sucesso, Falha, Adiamento) da mensagem</text:span><text:span text:style-name="T11">.</text:span></text:p>
      <text:p text:style-name="P24">Parâmetros: <text:span text:style-name="T25">Nenhum</text:span></text:p>
      <text:p text:style-name="P24"><text:span text:style-name="T176">Retorno:</text:span><text:span text:style-name="T4"> </text:span><text:span text:style-name="T35">Destiny</text:span><text:span text:style-name="T26">: </text:span><text:span text:style-name="T35">Destino</text:span><text:span text:style-name="T26"> da mensagem</text:span></text:p>
      <text:p text:style-name="P24"><text:span text:style-name="T15"/></text:p>
      <text:p text:style-name="P24"/>
      <text:p text:style-name="P24"><text:soft-page-break/>Método: <text:span text:style-name="T25">get</text:span><text:span text:style-name="T28">Status</text:span></text:p>
      <text:p text:style-name="P24">Função: <text:span text:style-name="T25">Retornar </text:span><text:span text:style-name="T36">o status (Arrived, Reception, Processing, Finalized) </text:span><text:span text:style-name="T25">da mensagem</text:span><text:span text:style-name="T11">. </text:span><text:span text:style-name="T37">O status representa o que está acontecendo com a mensagem em um determinado </text:span><text:span text:style-name="T38">instante.</text:span></text:p>
      <text:p text:style-name="P24">Parâmetros: <text:span text:style-name="T25">Nenhum</text:span></text:p>
      <text:p text:style-name="P24"><text:span text:style-name="T176">Retorno:</text:span><text:span text:style-name="T4"> </text:span><text:span text:style-name="T39">Status</text:span><text:span text:style-name="T26">: </text:span><text:span text:style-name="T39">Status </text:span><text:span text:style-name="T26">da mensagem</text:span></text:p>
      <text:p text:style-name="P24"><text:span text:style-name="T15"/></text:p>
      <text:p text:style-name="P24">Método: <text:span text:style-name="T25">get</text:span><text:span text:style-name="T29">MessageID</text:span></text:p>
      <text:p text:style-name="P24">Função: <text:span text:style-name="T25">Retornar </text:span><text:span text:style-name="T40">o ID</text:span><text:span text:style-name="T25"> da mensagem</text:span><text:span text:style-name="T11">.</text:span></text:p>
      <text:p text:style-name="P24">Parâmetros: <text:span text:style-name="T25">Nenhum</text:span></text:p>
      <text:p text:style-name="P24"><text:span text:style-name="T176">Retorno:</text:span><text:span text:style-name="T4"> </text:span><text:span text:style-name="T41">int</text:span><text:span text:style-name="T26">: </text:span><text:span text:style-name="T41">ID</text:span><text:span text:style-name="T26"> da mensagem</text:span></text:p>
      <text:p text:style-name="P24"><text:span text:style-name="T15"/></text:p>
      <text:p text:style-name="P24">Método: <text:span text:style-name="T25">get</text:span><text:span text:style-name="T30">ArrivalTime</text:span></text:p>
      <text:p text:style-name="P24">Função: <text:span text:style-name="T25">Retornar </text:span><text:span text:style-name="T42">o tempo de chegada</text:span><text:span text:style-name="T25"> da mensagem </text:span><text:span text:style-name="T42">no sistema</text:span><text:span text:style-name="T11">.</text:span></text:p>
      <text:p text:style-name="P24">Parâmetros: <text:span text:style-name="T25">Nenhum</text:span></text:p>
      <text:p text:style-name="P24"><text:span text:style-name="T176">Retorno:</text:span><text:span text:style-name="T4"> </text:span><text:span text:style-name="T43">int</text:span><text:span text:style-name="T26">: </text:span><text:span text:style-name="T43">Tempo de chegada</text:span><text:span text:style-name="T26"> da mensagem</text:span></text:p>
      <text:p text:style-name="P24"><text:span text:style-name="T15"/></text:p>
      <text:p text:style-name="P24">Método: <text:span text:style-name="T25">get</text:span><text:span text:style-name="T31">TimeLimit</text:span></text:p>
      <text:p text:style-name="P24">Função: <text:span text:style-name="T25">Retornar </text:span><text:span text:style-name="T44">o tempo limite</text:span><text:span text:style-name="T25"> </text:span><text:span text:style-name="T44">que a</text:span><text:span text:style-name="T25"> mensagem </text:span><text:span text:style-name="T44">pode permanecer no sistema</text:span><text:span text:style-name="T11">.</text:span></text:p>
      <text:p text:style-name="P24">Parâmetros: <text:span text:style-name="T25">Nenhum</text:span></text:p>
      <text:p text:style-name="P24"><text:span text:style-name="T176">Retorno:</text:span><text:span text:style-name="T4"> </text:span><text:span text:style-name="T45">int</text:span><text:span text:style-name="T26">: </text:span><text:span text:style-name="T45">Tempo limite</text:span><text:span text:style-name="T26"> da mensagem</text:span></text:p>
      <text:p text:style-name="P24"><text:span text:style-name="T15"/></text:p>
      <text:p text:style-name="P24">Método: <text:span text:style-name="T25">get</text:span><text:span text:style-name="T32">NextStatusChange</text:span></text:p>
      <text:p text:style-name="P24">Função: <text:span text:style-name="T25">Retornar </text:span><text:span text:style-name="T46">o momento no qual</text:span><text:span text:style-name="T25"> a mensagem </text:span><text:span text:style-name="T46">mudará de status</text:span><text:span text:style-name="T11">. </text:span><text:span text:style-name="T46">Exemplo: No tempo t a mensagem sairá da recepção e será processada (Reception → Processing).</text:span></text:p>
      <text:p text:style-name="P24">Parâmetros: <text:span text:style-name="T25">Nenhum</text:span></text:p>
      <text:p text:style-name="P24"><text:span text:style-name="T176">Retorno:</text:span><text:span text:style-name="T4"> </text:span><text:span text:style-name="T47">int</text:span><text:span text:style-name="T26">: </text:span><text:span text:style-name="T47">Instante da próxima mudança de status</text:span><text:span text:style-name="T26"> da mensagem</text:span></text:p>
      <text:p text:style-name="P24"><text:span text:style-name="T15"/></text:p>
      <text:p text:style-name="P25">Método: <text:span text:style-name="T48">moveOn</text:span></text:p>
      <text:p text:style-name="P25">Função: <text:span text:style-name="T49">Alterar o status da mensagem e calcular o instante da próxima mudança de status</text:span><text:span text:style-name="T11">.</text:span></text:p>
      <text:p text:style-name="P25">Parâmetros: <text:span text:style-name="T25">Nenhum</text:span></text:p>
      <text:p text:style-name="P25"><text:span text:style-name="T176">Retorno:</text:span><text:span text:style-name="T4"> </text:span><text:span text:style-name="T50">Nenhum</text:span></text:p>
      <text:p text:style-name="P25"><text:span text:style-name="T15"/></text:p>
      <text:p text:style-name="P26">Método: <text:span text:style-name="T51">calculateMessageTimes</text:span></text:p>
      <text:p text:style-name="P26">Função: <text:span text:style-name="T52">Calcular o tempo que a mensagem gastará em cada etapa do sistema (TEC, TS, Recepção, etc)</text:span><text:span text:style-name="T11">.</text:span></text:p>
      <text:p text:style-name="P26">Parâmetros: <text:span text:style-name="T25">Nenhum</text:span></text:p>
      <text:p text:style-name="P26"><text:span text:style-name="T176">Retorno:</text:span><text:span text:style-name="T4"> </text:span><text:span text:style-name="T53">Nenhum</text:span></text:p>
      <text:p text:style-name="P26"><text:span text:style-name="T15"/></text:p>
      <text:p text:style-name="P27">Método: <text:span text:style-name="T54">calculateSFA</text:span></text:p>
      <text:p text:style-name="P27">Função: <text:span text:style-name="T55">Calcular se a mensagem será entregue, falhará ou será adiada</text:span><text:span text:style-name="T11">.</text:span></text:p>
      <text:p text:style-name="P27">Parâmetros: <text:span text:style-name="T25">Nenhum</text:span></text:p>
      <text:p text:style-name="P27"><text:span text:style-name="T176">Retorno:</text:span><text:span text:style-name="T4"> </text:span><text:span text:style-name="T56">Nenhum</text:span></text:p>
      <text:p text:style-name="P27"><text:span text:style-name="T15"/></text:p>
      <text:p text:style-name="P28">Método: <text:span text:style-name="T57">calculateTEC</text:span></text:p>
      <text:p text:style-name="P28">Função: <text:span text:style-name="T58">Calcular o tempo que a mensagem irá demorar para chegar ao sistema</text:span><text:span text:style-name="T11">.</text:span></text:p>
      <text:p text:style-name="P28">Parâmetros: <text:span text:style-name="T25">Nenhum</text:span></text:p>
      <text:p text:style-name="P28"><text:span text:style-name="T176">Retorno:</text:span><text:span text:style-name="T4"> </text:span><text:span text:style-name="T59">Nenhum</text:span></text:p>
      <text:p text:style-name="P28"><text:span text:style-name="T15"/></text:p>
      <text:p text:style-name="P29">Método: <text:span text:style-name="T57">calculateT</text:span><text:span text:style-name="T60">S</text:span><text:span text:style-name="T61">Times</text:span></text:p>
      <text:p text:style-name="P29">Função: <text:span text:style-name="T58">Calcular o tempo </text:span><text:span text:style-name="T62">de recepção e processamento da mensagem</text:span><text:span text:style-name="T11">.</text:span></text:p>
      <text:p text:style-name="P29">Parâmetros: <text:span text:style-name="T63">double: </text:span><text:span text:style-name="T64">tempo de recepção, tempos de processamento e tipo de distribuição</text:span></text:p>
      <text:p text:style-name="P29"><text:span text:style-name="T176">Retorno:</text:span><text:span text:style-name="T4"> </text:span><text:span text:style-name="T59">Nenhum</text:span></text:p>
      <text:p text:style-name="P30"><text:soft-page-break/>Método: <text:span text:style-name="T57">calculateTEC</text:span></text:p>
      <text:p text:style-name="P30">Função: <text:span text:style-name="T58">Calcular o tempo que a mensagem irá demorar para chegar ao sistema</text:span><text:span text:style-name="T11">.</text:span></text:p>
      <text:p text:style-name="P30">Parâmetros: <text:span text:style-name="T25">Nenhum</text:span></text:p>
      <text:p text:style-name="P30"><text:span text:style-name="T176">Retorno:</text:span><text:span text:style-name="T4"> </text:span><text:span text:style-name="T59">Nenhum</text:span></text:p>
      <text:p text:style-name="P30"><text:span text:style-name="T15"/></text:p>
      <text:p text:style-name="P30"><text:span text:style-name="T15"/></text:p>
      <text:p text:style-name="P12">Event: <text:span text:style-name="T1">Classe que representa um evento no sistema Smail.</text:span></text:p>
      <text:p text:style-name="P12"><text:span text:style-name="T1"/></text:p>
      <text:p text:style-name="P31">Método: <text:span text:style-name="T65">getTime</text:span></text:p>
      <text:p text:style-name="P31">Função: <text:span text:style-name="T66">Retornar o tempo de execução do evento</text:span><text:span text:style-name="T11">.</text:span></text:p>
      <text:p text:style-name="P31">Parâmetros: <text:span text:style-name="T25">Nenhum</text:span></text:p>
      <text:p text:style-name="P31"><text:span text:style-name="T176">Retorno:</text:span><text:span text:style-name="T4"> </text:span><text:span text:style-name="T67">int: Tempo de execução do evento</text:span></text:p>
      <text:p text:style-name="P31"><text:span text:style-name="T67"/></text:p>
      <text:p text:style-name="P32">Método: <text:span text:style-name="T67">incTime</text:span></text:p>
      <text:p text:style-name="P32">Função: <text:span text:style-name="T68">Incrementar o tempo de execução do </text:span><text:span text:style-name="T69">evento</text:span><text:span text:style-name="T11">.</text:span></text:p>
      <text:p text:style-name="P32">Parâmetros: <text:span text:style-name="T70">double: Valor a ser incrementado</text:span></text:p>
      <text:p text:style-name="P32"><text:span text:style-name="T176">Retorno:</text:span><text:span text:style-name="T4"> </text:span><text:span text:style-name="T71">Nenhum</text:span></text:p>
      <text:p text:style-name="P32"><text:span text:style-name="T71"/></text:p>
      <text:p text:style-name="P33">Método: <text:span text:style-name="T72">getInQueueTime</text:span></text:p>
      <text:p text:style-name="P33">Função: <text:span text:style-name="T73">Retornar o tempo no qual o evento, se for processamento, entrou na fila de algum centro</text:span><text:span text:style-name="T11">.</text:span></text:p>
      <text:p text:style-name="P33">Parâmetros: <text:span text:style-name="T25">Nenhum</text:span></text:p>
      <text:p text:style-name="P33"><text:span text:style-name="T176">Retorno:</text:span><text:span text:style-name="T4"> </text:span><text:span text:style-name="T74">int: Tempo no qual o evento entrou na fila</text:span></text:p>
      <text:p text:style-name="P33"><text:span text:style-name="T74"/></text:p>
      <text:p text:style-name="P34">Método: <text:span text:style-name="T75">getDescription</text:span></text:p>
      <text:p text:style-name="P34">Função: <text:span text:style-name="T75">Retornar a descrição do evento</text:span><text:span text:style-name="T11">.</text:span></text:p>
      <text:p text:style-name="P34">Parâmetros: <text:span text:style-name="T25">Nenhum</text:span></text:p>
      <text:p text:style-name="P34"><text:span text:style-name="T176">Retorno:</text:span><text:span text:style-name="T4"> </text:span><text:span text:style-name="T76">const char*: Descrição do evento</text:span></text:p>
      <text:p text:style-name="P34"><text:span text:style-name="T76"/></text:p>
      <text:p text:style-name="P35">Método: <text:span text:style-name="T77">getNextEvent</text:span></text:p>
      <text:p text:style-name="P35">Função: <text:span text:style-name="T77">Retornar o próximo evento a ser executado p</text:span><text:span text:style-name="T78">ela</text:span><text:span text:style-name="T77"> mensagem</text:span><text:span text:style-name="T11">.</text:span></text:p>
      <text:p text:style-name="P35">Parâmetros: <text:span text:style-name="T25">Nenhum</text:span></text:p>
      <text:p text:style-name="P35"><text:span text:style-name="T176">Retorno:</text:span><text:span text:style-name="T4"> </text:span><text:span text:style-name="T77">Event*: Próximo evento a ser executado pela mensagem (Retorna nulo caso a mensagem tenha saído do sistema)</text:span></text:p>
      <text:p text:style-name="P35"><text:span text:style-name="T77"/></text:p>
      <text:p text:style-name="P36">Método: <text:span text:style-name="T79">getMessageID</text:span></text:p>
      <text:p text:style-name="P36">Função: <text:span text:style-name="T80">Retornar o ID da mensagem do evento</text:span><text:span text:style-name="T11">.</text:span></text:p>
      <text:p text:style-name="P36">Parâmetros: <text:span text:style-name="T25">Nenhum</text:span></text:p>
      <text:p text:style-name="P36"><text:span text:style-name="T176">Retorno:</text:span><text:span text:style-name="T4"> </text:span><text:span text:style-name="T81">int: ID da mensagem</text:span></text:p>
      <text:p text:style-name="P36"><text:span text:style-name="T15"/></text:p>
      <text:p text:style-name="P37">Método: <text:span text:style-name="T82">getMessageDirection</text:span></text:p>
      <text:p text:style-name="P37">Função: <text:span text:style-name="T82">Retornar a direção da mensagem do evento</text:span><text:span text:style-name="T11">.</text:span></text:p>
      <text:p text:style-name="P37">Parâmetros: <text:span text:style-name="T25">Nenhum</text:span></text:p>
      <text:p text:style-name="P37"><text:span text:style-name="T176">Retorno:</text:span><text:span text:style-name="T4"> </text:span><text:span text:style-name="T82">Direction: direção da mensagem</text:span></text:p>
      <text:p text:style-name="P37"><text:span text:style-name="T15"/></text:p>
      <text:p text:style-name="P37">Método: <text:span text:style-name="T82">getMessageD</text:span><text:span text:style-name="T83">estiny</text:span></text:p>
      <text:p text:style-name="P37">Função: <text:span text:style-name="T82">Retornar </text:span><text:span text:style-name="T83">o destino </text:span><text:span text:style-name="T82">da mensagem do evento</text:span><text:span text:style-name="T11">.</text:span></text:p>
      <text:p text:style-name="P37">Parâmetros: <text:span text:style-name="T25">Nenhum</text:span></text:p>
      <text:p text:style-name="P37"><text:span text:style-name="T176">Retorno:</text:span><text:span text:style-name="T4"> </text:span><text:span text:style-name="T84">Destiny</text:span><text:span text:style-name="T82">: </text:span><text:span text:style-name="T84">destino</text:span><text:span text:style-name="T82"> da mensagem</text:span></text:p>
      <text:p text:style-name="P37"><text:span text:style-name="T15"/></text:p>
      <text:p text:style-name="P37"><text:span text:style-name="T15"/></text:p>
      <text:p text:style-name="P37"><text:span text:style-name="T15"/></text:p>
      <text:p text:style-name="P37"><text:span text:style-name="T15"/></text:p>
      <text:p text:style-name="P38"><text:soft-page-break/>Método: <text:span text:style-name="T82">getMessage</text:span><text:span text:style-name="T85">ArrivalTime</text:span></text:p>
      <text:p text:style-name="P38">Função: <text:span text:style-name="T82">Retornar </text:span><text:span text:style-name="T86">o tempo de chegada</text:span><text:span text:style-name="T82"> </text:span><text:span text:style-name="T86">no sistema </text:span><text:span text:style-name="T82">da mensagem do evento</text:span><text:span text:style-name="T11">.</text:span></text:p>
      <text:p text:style-name="P38">Parâmetros: <text:span text:style-name="T25">Nenhum</text:span></text:p>
      <text:p text:style-name="P38"><text:span text:style-name="T176">Retorno:</text:span><text:span text:style-name="T4"> </text:span><text:span text:style-name="T87">int: Tempo de chegada da mensagem</text:span></text:p>
      <text:p text:style-name="P38"><text:span text:style-name="T15"/></text:p>
      <text:p text:style-name="P39">Método: <text:span text:style-name="T82">getMessage</text:span><text:span text:style-name="T87">Status</text:span></text:p>
      <text:p text:style-name="P39">Função: <text:span text:style-name="T82">Retornar </text:span><text:span text:style-name="T87">o</text:span><text:span text:style-name="T82"> </text:span><text:span text:style-name="T87">status</text:span><text:span text:style-name="T82"> da mensagem do evento</text:span><text:span text:style-name="T11">.</text:span></text:p>
      <text:p text:style-name="P39">Parâmetros: <text:span text:style-name="T25">Nenhum</text:span></text:p>
      <text:p text:style-name="P39"><text:span text:style-name="T176">Retorno:</text:span><text:span text:style-name="T4"> </text:span><text:span text:style-name="T88">Status: status da mensagem</text:span></text:p>
      <text:p text:style-name="P39"><text:span text:style-name="T88"/></text:p>
      <text:p text:style-name="P40">Método: <text:span text:style-name="T89">execute</text:span></text:p>
      <text:p text:style-name="P40">Função: <text:span text:style-name="T90">Mover a mensagem para seu próximo status </text:span><text:span text:style-name="T91">(Locomoção da mensagem no sistema)</text:span><text:span text:style-name="T11">.</text:span></text:p>
      <text:p text:style-name="P40">Parâmetros: <text:span text:style-name="T25">Nenhum</text:span></text:p>
      <text:p text:style-name="P40"><text:span text:style-name="T176">Retorno:</text:span><text:span text:style-name="T4"> </text:span><text:span text:style-name="T92">int: Retorna o número do centro de processamento ou 0 caso não </text:span><text:span text:style-name="T93">seja um evento de processamento.</text:span></text:p>
      <text:p text:style-name="P40"><text:span text:style-name="T15"/></text:p>
      <text:p text:style-name="P40"><text:span text:style-name="T15"/></text:p>
      <text:p text:style-name="P13">WheelOfTime: <text:span text:style-name="T1">Classe responsável pelo tempo e por todos os eventos da simulação.</text:span></text:p>
      <text:p text:style-name="P13"><text:span text:style-name="T1"/></text:p>
      <text:p text:style-name="P41">Método: <text:span text:style-name="T94">getPastEvents</text:span></text:p>
      <text:p text:style-name="P41">Função: <text:span text:style-name="T82">Retornar </text:span><text:span text:style-name="T94">todos os eventos que já ocorreram</text:span><text:span text:style-name="T11">.</text:span></text:p>
      <text:p text:style-name="P41">Parâmetros: <text:span text:style-name="T25">Nenhum</text:span></text:p>
      <text:p text:style-name="P41"><text:span text:style-name="T176">Retorno:</text:span><text:span text:style-name="T4"> </text:span><text:span text:style-name="T95">list: Lista de eventos que ocorreram</text:span></text:p>
      <text:p text:style-name="P41"><text:span text:style-name="T15"/></text:p>
      <text:p text:style-name="P42">Método: <text:span text:style-name="T95">getCurrentTime</text:span></text:p>
      <text:p text:style-name="P42">Função: <text:span text:style-name="T82">Retornar </text:span><text:span text:style-name="T96">o tempo atual de simulação</text:span><text:span text:style-name="T11">.</text:span></text:p>
      <text:p text:style-name="P42">Parâmetros: <text:span text:style-name="T25">Nenhum</text:span></text:p>
      <text:p text:style-name="P42"><text:span text:style-name="T176">Retorno:</text:span><text:span text:style-name="T4"> </text:span><text:span text:style-name="T97">int: Tempo atual de simulação</text:span></text:p>
      <text:p text:style-name="P42"><text:span text:style-name="T15"/></text:p>
      <text:p text:style-name="P43">Método: <text:span text:style-name="T98">addEvent</text:span></text:p>
      <text:p text:style-name="P43">Função: <text:span text:style-name="T99">Insere um evento na LEF (Lista de Eventos Futuros) ordenando sempre pelo tempo de execução</text:span><text:span text:style-name="T11">.</text:span></text:p>
      <text:p text:style-name="P43">Parâmetros: <text:span text:style-name="T100">Event*: Evento a ser adicionado na LEF</text:span></text:p>
      <text:p text:style-name="P43"><text:span text:style-name="T176">Retorno:</text:span><text:span text:style-name="T4"> </text:span><text:span text:style-name="T101">Nenhum</text:span></text:p>
      <text:p text:style-name="P43"><text:span text:style-name="T15"/></text:p>
      <text:p text:style-name="P44">Método: <text:span text:style-name="T102">increaseTime</text:span></text:p>
      <text:p text:style-name="P44">Função: <text:span text:style-name="T103">Executa os eventos agendados para o tempo atual e seta o tempo de simulação para o tempo do próximo evento da LEF.</text:span></text:p>
      <text:p text:style-name="P44">Parâmetros: <text:span text:style-name="T25">Nenhum</text:span></text:p>
      <text:p text:style-name="P44"><text:span text:style-name="T176">Retorno:</text:span><text:span text:style-name="T4"> </text:span><text:span text:style-name="T104">Nenhum</text:span></text:p>
      <text:p text:style-name="P44"><text:span text:style-name="T15"/></text:p>
      <text:p text:style-name="P45">Método: <text:span text:style-name="T105">getCenter1Queue</text:span></text:p>
      <text:p text:style-name="P45">Função: <text:span text:style-name="T82">Retornar a </text:span><text:span text:style-name="T105">fila do centro de processamento 1</text:span><text:span text:style-name="T11">.</text:span></text:p>
      <text:p text:style-name="P45">Parâmetros: <text:span text:style-name="T25">Nenhum</text:span></text:p>
      <text:p text:style-name="P45"><text:span text:style-name="T176">Retorno:</text:span><text:span text:style-name="T4"> </text:span><text:span text:style-name="T105">list: Fila do centro 1</text:span></text:p>
      <text:p text:style-name="P45"><text:span text:style-name="T15"/></text:p>
      <text:p text:style-name="P45">Método: <text:span text:style-name="T105">getCenter2Queue</text:span></text:p>
      <text:p text:style-name="P45">Função: <text:span text:style-name="T82">Retornar a </text:span><text:span text:style-name="T105">fila do centro de processamento 2</text:span><text:span text:style-name="T11">.</text:span></text:p>
      <text:p text:style-name="P45">Parâmetros: <text:span text:style-name="T25">Nenhum</text:span></text:p>
      <text:p text:style-name="P45"><text:span text:style-name="T176">Retorno:</text:span><text:span text:style-name="T4"> </text:span><text:span text:style-name="T105">list: Fila do centro 2</text:span></text:p>
      <text:p text:style-name="P45"><text:span text:style-name="T15"/></text:p>
      <text:p text:style-name="P45"/>
      <text:p text:style-name="P45"><text:soft-page-break/>Método: <text:span text:style-name="T106">getMessageCounter</text:span></text:p>
      <text:p text:style-name="P45">Função: <text:span text:style-name="T82">Retornar a </text:span><text:span text:style-name="T107">quantidade de mensagens que </text:span><text:span text:style-name="T108">já </text:span><text:span text:style-name="T107">entraram no sistema</text:span><text:span text:style-name="T11">.</text:span></text:p>
      <text:p text:style-name="P45">Parâmetros: <text:span text:style-name="T25">Nenhum</text:span></text:p>
      <text:p text:style-name="P45"><text:span text:style-name="T176">Retorno:</text:span><text:span text:style-name="T4"> </text:span><text:span text:style-name="T109">int: quantidade de mensagens</text:span></text:p>
      <text:p text:style-name="P45"><text:span text:style-name="T15"/></text:p>
      <text:p text:style-name="P46">Método: <text:span text:style-name="T109">getInSystemMessagesCounter</text:span></text:p>
      <text:p text:style-name="P46">Função: <text:span text:style-name="T82">Retornar a </text:span><text:span text:style-name="T110">quantidade de mensagens atualmente no sistema</text:span><text:span text:style-name="T11">.</text:span></text:p>
      <text:p text:style-name="P46">Parâmetros: <text:span text:style-name="T25">Nenhum</text:span></text:p>
      <text:p text:style-name="P46"><text:span text:style-name="T176">Retorno:</text:span><text:span text:style-name="T4"> </text:span><text:span text:style-name="T111">int: quantidade de mensagens</text:span></text:p>
      <text:p text:style-name="P46"><text:span text:style-name="T111"/></text:p>
      <text:p text:style-name="P47">Método: <text:span text:style-name="T112">getInSystemMessagesAverage</text:span></text:p>
      <text:p text:style-name="P47">Função: <text:span text:style-name="T82">Retornar a </text:span><text:span text:style-name="T113">média de mensagens </text:span><text:span text:style-name="T114">presentes simultaneamente</text:span><text:span text:style-name="T113"> no sistema</text:span><text:span text:style-name="T11">.</text:span></text:p>
      <text:p text:style-name="P47">Parâmetros: <text:span text:style-name="T25">Nenhum</text:span><text:span text:style-name="T115">a</text:span></text:p>
      <text:p text:style-name="P47"><text:span text:style-name="T176">Retorno:</text:span><text:span text:style-name="T4"> </text:span><text:span text:style-name="T116">double: </text:span><text:span text:style-name="T117">média de mensagens</text:span></text:p>
      <text:p text:style-name="P47"><text:span text:style-name="T117"/></text:p>
      <text:p text:style-name="P48">Método: <text:span text:style-name="T118">getTypeCounter</text:span></text:p>
      <text:p text:style-name="P48">Função: <text:span text:style-name="T82">Retornar a </text:span><text:span text:style-name="T118">quantidade de mensagens por tipo que entraram no sistema</text:span><text:span text:style-name="T11">.</text:span></text:p>
      <text:p text:style-name="P48">Parâmetros: <text:span text:style-name="T119">Direction: direção da mensagem</text:span></text:p>
      <text:p text:style-name="P48"><text:span text:style-name="T176">Retorno:</text:span><text:span text:style-name="T4"> </text:span><text:span text:style-name="T119">int: quantidade de mensagens</text:span></text:p>
      <text:p text:style-name="P48"><text:span text:style-name="T15"/></text:p>
      <text:p text:style-name="P49">Método: <text:span text:style-name="T119">getTypeAcum</text:span></text:p>
      <text:p text:style-name="P49">Função: <text:span text:style-name="T82">Retornar a </text:span><text:span text:style-name="T120">quantidade de mensagens por tipo atualmente no sistema</text:span><text:span text:style-name="T11">.</text:span></text:p>
      <text:p text:style-name="P49">Parâmetros: <text:span text:style-name="T120">Direction: direção da mensagem</text:span></text:p>
      <text:p text:style-name="P49"><text:span text:style-name="T176">Retorno:</text:span><text:span text:style-name="T4"> </text:span><text:span text:style-name="T120">int: quantidade de mensagens</text:span></text:p>
      <text:p text:style-name="P49"><text:span text:style-name="T15"/></text:p>
      <text:p text:style-name="P50">Método: <text:span text:style-name="T121">getDispatchedMessagesCounter</text:span></text:p>
      <text:p text:style-name="P50">Função: <text:span text:style-name="T82">Retornar a </text:span><text:span text:style-name="T121">quantidade de mensagens despachadas</text:span><text:span text:style-name="T11">.</text:span></text:p>
      <text:p text:style-name="P50">Parâmetros: <text:span text:style-name="T25">Nenhum</text:span></text:p>
      <text:p text:style-name="P50"><text:span text:style-name="T176">Retorno:</text:span><text:span text:style-name="T4"> </text:span><text:span text:style-name="T122">int: quantidade de mensagens</text:span></text:p>
      <text:p text:style-name="P50"><text:span text:style-name="T15"/></text:p>
      <text:p text:style-name="P51">Método: <text:span text:style-name="T123">getAverageTimeSpent</text:span></text:p>
      <text:p text:style-name="P51">Função: <text:span text:style-name="T82">Retornar </text:span><text:span text:style-name="T124">a média de tempo gasto pelas mensagens no sistema</text:span><text:span text:style-name="T11">.</text:span></text:p>
      <text:p text:style-name="P51">Parâmetros: <text:span text:style-name="T25">Nenhum</text:span></text:p>
      <text:p text:style-name="P51"><text:span text:style-name="T176">Retorno:</text:span><text:span text:style-name="T4"> </text:span><text:span text:style-name="T125">double: média do tempo gasto</text:span></text:p>
      <text:p text:style-name="P51"><text:span text:style-name="T15"/></text:p>
      <text:p text:style-name="P52">Método: <text:span text:style-name="T125">getMaxTimeSpent</text:span></text:p>
      <text:p text:style-name="P52">Função: <text:span text:style-name="T82">Retornar </text:span><text:span text:style-name="T126">o tempo máximo que uma mensagem gastou no sistema</text:span><text:span text:style-name="T11">.</text:span></text:p>
      <text:p text:style-name="P52">Parâmetros: <text:span text:style-name="T25">Nenhum</text:span></text:p>
      <text:p text:style-name="P52"><text:span text:style-name="T176">Retorno:</text:span><text:span text:style-name="T4"> </text:span><text:span text:style-name="T126">double: tempo máximo gasto</text:span></text:p>
      <text:p text:style-name="P52"><text:span text:style-name="T15"/></text:p>
      <text:p text:style-name="P53">Método: <text:span text:style-name="T126">getMinTimeSpent</text:span></text:p>
      <text:p text:style-name="P53">Função: <text:span text:style-name="T82">Retornar </text:span><text:span text:style-name="T127">o tempo mínimo que uma mensagem gastou no sistema</text:span><text:span text:style-name="T11">.</text:span></text:p>
      <text:p text:style-name="P53">Parâmetros: <text:span text:style-name="T25">Nenhum</text:span></text:p>
      <text:p text:style-name="P53"><text:span text:style-name="T176">Retorno:</text:span><text:span text:style-name="T4"> </text:span><text:span text:style-name="T127">double: tempo mínimo gasto</text:span></text:p>
      <text:p text:style-name="P53"><text:span text:style-name="T15"/></text:p>
      <text:p text:style-name="P54">Método: <text:span text:style-name="T82">get</text:span><text:span text:style-name="T128">Center1Usage</text:span></text:p>
      <text:p text:style-name="P54">Função: <text:span text:style-name="T82">Retornar </text:span><text:span text:style-name="T128">a média de mensagens processadas pelo centro 1 </text:span><text:span text:style-name="T129">até o </text:span><text:span text:style-name="T130">instante</text:span><text:span text:style-name="T129"> atual</text:span><text:span text:style-name="T128">.</text:span></text:p>
      <text:p text:style-name="P54">Parâmetros: <text:span text:style-name="T25">Nenhum</text:span></text:p>
      <text:p text:style-name="P54"><text:span text:style-name="T176">Retorno:</text:span><text:span text:style-name="T4"> </text:span><text:span text:style-name="T131">double: média de mensagens</text:span></text:p>
      <text:p text:style-name="P54"><text:span text:style-name="T15"/></text:p>
      <text:p text:style-name="P54"><text:span text:style-name="T15"/></text:p>
      <text:p text:style-name="P54"><text:span text:style-name="T15"/></text:p>
      <text:p text:style-name="P55"><text:soft-page-break/>Método: <text:span text:style-name="T131">getCenter2Usage</text:span></text:p>
      <text:p text:style-name="P55">Função: <text:span text:style-name="T82">Retornar a </text:span><text:span text:style-name="T132">média de mensagens processadas pelo centro 2 até o instante atual</text:span><text:span text:style-name="T11">.</text:span></text:p>
      <text:p text:style-name="P55">Parâmetros: <text:span text:style-name="T25">Nenhum</text:span></text:p>
      <text:p text:style-name="P55"><text:span text:style-name="T176">Retorno:</text:span><text:span text:style-name="T4"> </text:span><text:span text:style-name="T132">double: média de mensagens</text:span></text:p>
      <text:p text:style-name="P55"><text:span text:style-name="T15"/></text:p>
      <text:p text:style-name="P56">Método: <text:span text:style-name="T133">executeEvents</text:span></text:p>
      <text:p text:style-name="P56">Função: <text:span text:style-name="T135">Executa os eventos agendados para o tempo atual de simulação</text:span><text:span text:style-name="T11">. </text:span><text:span text:style-name="T136">Responsável pelo controle das filas dos centros de processamento. </text:span><text:span text:style-name="T137">Responsável por criar novas mensagens. Chama o cálculo das estatísticas caso uma mensagem saia do sistema.</text:span></text:p>
      <text:p text:style-name="P56">Parâmetros: <text:span text:style-name="T25">Nenhum</text:span></text:p>
      <text:p text:style-name="P56"><text:span text:style-name="T176">Retorno:</text:span><text:span text:style-name="T4"> </text:span><text:span text:style-name="T134">Nenhum</text:span></text:p>
      <text:p text:style-name="P56"><text:span text:style-name="T15"/></text:p>
      <text:p text:style-name="P57">Método: <text:span text:style-name="T138">createMessage</text:span></text:p>
      <text:p text:style-name="P57">Função: <text:span text:style-name="T139">Cria uma nova mensagem e calcula sua direção</text:span><text:span text:style-name="T11">. </text:span><text:span text:style-name="T139">Cria o evento de chegada dessa mensagem no sistema.</text:span></text:p>
      <text:p text:style-name="P57">Parâmetros: <text:span text:style-name="T25">Nenhum</text:span></text:p>
      <text:p text:style-name="P57"><text:span text:style-name="T176">Retorno:</text:span><text:span text:style-name="T4"> </text:span><text:span text:style-name="T140">Nenhum</text:span></text:p>
      <text:p text:style-name="P57"><text:span text:style-name="T15"/></text:p>
      <text:p text:style-name="P58">Método: <text:span text:style-name="T141">getNext</text:span></text:p>
      <text:p text:style-name="P58">Função: <text:span text:style-name="T82">Retornar </text:span><text:span text:style-name="T142">o próximo evento da LEF</text:span><text:span text:style-name="T11">.</text:span></text:p>
      <text:p text:style-name="P58">Parâmetros: <text:span text:style-name="T25">Nenhum</text:span></text:p>
      <text:p text:style-name="P58"><text:span text:style-name="T176">Retorno:</text:span><text:span text:style-name="T4"> </text:span><text:span text:style-name="T143">Event*: Próximo evento da LEF</text:span></text:p>
      <text:p text:style-name="P58"><text:span text:style-name="T15"/></text:p>
      <text:p text:style-name="P59">Método: <text:span text:style-name="T144">computeStatistics</text:span></text:p>
      <text:p text:style-name="P59">Função: <text:span text:style-name="T145">Atualiza as estatísticas do sistema de acordo com a mensagem que acabou de sair</text:span><text:span text:style-name="T11">.</text:span></text:p>
      <text:p text:style-name="P59">Parâmetros: <text:span text:style-name="T146">Event*: Evento de saída de uma mensagem do sistema.</text:span></text:p>
      <text:p text:style-name="P59"><text:span text:style-name="T176">Retorno:</text:span><text:span text:style-name="T4"> </text:span><text:span text:style-name="T147">Nenhum</text:span></text:p>
      <text:p text:style-name="P59"><text:span text:style-name="T15"/></text:p>
      <text:p text:style-name="P10"><text:span text:style-name="T15"/></text:p>
      <text:p text:style-name="P14">Settings: <text:span text:style-name="T1">Classe responsável pelas configurações da simulação.</text:span></text:p>
      <text:p text:style-name="P14"><text:span text:style-name="T1"/></text:p>
      <text:p text:style-name="P60">Método: <text:span text:style-name="T148">btnResetClick</text:span></text:p>
      <text:p text:style-name="P60">Função: <text:span text:style-name="T82">R</text:span><text:span text:style-name="T149">esetar os valores das configurações para o padrão</text:span><text:span text:style-name="T11">.</text:span></text:p>
      <text:p text:style-name="P60">Parâmetros: <text:span text:style-name="T25">Nenhum</text:span></text:p>
      <text:p text:style-name="P60"><text:span text:style-name="T176">Retorno:</text:span><text:span text:style-name="T4"> </text:span><text:span text:style-name="T150">Nenhum</text:span></text:p>
      <text:p text:style-name="P60"><text:span text:style-name="T15"/></text:p>
      <text:p text:style-name="P60">Método: <text:span text:style-name="T151">verifyTSDistribution</text:span></text:p>
      <text:p text:style-name="P60">Função: <text:span text:style-name="T152">Controlar </text:span><text:span text:style-name="T153">a visibilidade d</text:span><text:span text:style-name="T152">os campos de preenchimento dos valores de processamento de acordo com a distribuição escolhida</text:span><text:span text:style-name="T11">.</text:span></text:p>
      <text:p text:style-name="P60">Parâmetros: <text:span text:style-name="T154">ComboBox com a distribuição e Edits para serem configurados</text:span></text:p>
      <text:p text:style-name="P60"><text:span text:style-name="T176">Retorno:</text:span><text:span text:style-name="T4"> </text:span><text:span text:style-name="T154">Nenhum</text:span></text:p>
      <text:p text:style-name="P60"><text:span text:style-name="T82"/></text:p>
      <text:p text:style-name="P60"><text:span text:style-name="T15"/></text:p>
      <text:p text:style-name="P15">AboutUs: <text:span text:style-name="T1">Classe responsável por exibir e janela de “Sobre Nós”.</text:span></text:p>
      <text:p text:style-name="P15"><text:span text:style-name="T1"/></text:p>
      <text:p text:style-name="P16">Main: <text:span text:style-name="T1">Classe responsável pela tela principal do Smail.</text:span></text:p>
      <text:p text:style-name="P16"><text:span text:style-name="T1"/></text:p>
      <text:p text:style-name="P61">Método: <text:span text:style-name="T155">btnExitClick</text:span></text:p>
      <text:p text:style-name="P61">Função: <text:span text:style-name="T156">Finaliza a execução do sistema</text:span><text:span text:style-name="T11">.</text:span></text:p>
      <text:p text:style-name="P61">Parâmetros: <text:span text:style-name="T25">Nenhum</text:span></text:p>
      <text:p text:style-name="P61"><text:span text:style-name="T176">Retorno:</text:span><text:span text:style-name="T4"> </text:span><text:span text:style-name="T157">Nenhum</text:span></text:p>
      <text:p text:style-name="P61"><text:soft-page-break/>Método: <text:span text:style-name="T158">btnAboutUsClick</text:span></text:p>
      <text:p text:style-name="P61">Função: <text:span text:style-name="T159">Abrir a janela “Sobre Nós”</text:span><text:span text:style-name="T11">.</text:span></text:p>
      <text:p text:style-name="P61">Parâmetros: <text:span text:style-name="T25">Nenhum</text:span></text:p>
      <text:p text:style-name="P63"><text:span text:style-name="T176">Retorno:</text:span><text:span text:style-name="T4"> </text:span><text:span text:style-name="T25">Nenhum</text:span></text:p>
      <text:p text:style-name="P61"><text:span text:style-name="T15"/></text:p>
      <text:p text:style-name="P61">Método: <text:span text:style-name="T160">btnSimSettingsClick</text:span></text:p>
      <text:p text:style-name="P61">Função: <text:span text:style-name="T160">Abrir a janela de configurações da simulação</text:span><text:span text:style-name="T11">.</text:span></text:p>
      <text:p text:style-name="P61">Parâmetros: <text:span text:style-name="T25">Nenhum</text:span></text:p>
      <text:p text:style-name="P64"><text:span text:style-name="T176">Retorno:</text:span><text:span text:style-name="T4"> </text:span><text:span text:style-name="T25">Nenhum</text:span></text:p>
      <text:p text:style-name="P61"><text:span text:style-name="T15"/></text:p>
      <text:p text:style-name="P61">Método: <text:span text:style-name="T161">btnStartStopClick</text:span></text:p>
      <text:p text:style-name="P61">Função: <text:span text:style-name="T162">Inicia ou interrompe a simulação</text:span><text:span text:style-name="T11">.</text:span></text:p>
      <text:p text:style-name="P61">Parâmetros: <text:span text:style-name="T25">Nenhum</text:span></text:p>
      <text:p text:style-name="P65"><text:span text:style-name="T176">Retorno:</text:span><text:span text:style-name="T4"> </text:span><text:span text:style-name="T25">Nenhum</text:span></text:p>
      <text:p text:style-name="P61"><text:span text:style-name="T15"/></text:p>
      <text:p text:style-name="P61">Método: <text:span text:style-name="T163">btnPauseResumeClick</text:span></text:p>
      <text:p text:style-name="P61">Função: <text:span text:style-name="T164">Pausar a simulação sem resetar as estatísticas</text:span><text:span text:style-name="T11">.</text:span></text:p>
      <text:p text:style-name="P61">Parâmetros: <text:span text:style-name="T25">Nenhum</text:span></text:p>
      <text:p text:style-name="P66"><text:span text:style-name="T176">Retorno:</text:span><text:span text:style-name="T4"> </text:span><text:span text:style-name="T25">Nenhum</text:span></text:p>
      <text:p text:style-name="P61"><text:span text:style-name="T15"/></text:p>
      <text:p text:style-name="P61">Método: <text:span text:style-name="T165">clockTimer</text:span></text:p>
      <text:p text:style-name="P61">Função: <text:span text:style-name="T166">Avançar a simulação de acordo com a velocidade escolhida pelo usuário</text:span><text:span text:style-name="T11">. </text:span><text:span text:style-name="T167">Chama a WheelOfTime para avançar o tempo e chama o método de atualização da interface GUI.</text:span></text:p>
      <text:p text:style-name="P61">Parâmetros: <text:span text:style-name="T25">Nenhum</text:span></text:p>
      <text:p text:style-name="P67"><text:span text:style-name="T176">Retorno:</text:span><text:span text:style-name="T4"> </text:span><text:span text:style-name="T25">Nenhum</text:span></text:p>
      <text:p text:style-name="P61"><text:span text:style-name="T15"/></text:p>
      <text:p text:style-name="P61">Método: <text:span text:style-name="T168">btnShowResultsClick</text:span></text:p>
      <text:p text:style-name="P61">Função: <text:span text:style-name="T169">Gera um relatório contendo as estatísticas da simulação</text:span><text:span text:style-name="T11">.</text:span></text:p>
      <text:p text:style-name="P61">Parâmetros: <text:span text:style-name="T25">Nenhum</text:span></text:p>
      <text:p text:style-name="P68"><text:span text:style-name="T176">Retorno:</text:span><text:span text:style-name="T4"> </text:span><text:span text:style-name="T25">Nenhum</text:span></text:p>
      <text:p text:style-name="P61"><text:span text:style-name="T15"/></text:p>
      <text:p text:style-name="P62">Método: <text:span text:style-name="T170">addPastEvent</text:span></text:p>
      <text:p text:style-name="P62">Função: <text:span text:style-name="T171">Adiciona um evento passado na lista de eventos ocorridos da interface</text:span><text:span text:style-name="T11">.</text:span></text:p>
      <text:p text:style-name="P62">Parâmetros: <text:span text:style-name="T172">Event*: Evento a ser adicionado na lista</text:span></text:p>
      <text:p text:style-name="P69"><text:span text:style-name="T176">Retorno:</text:span><text:span text:style-name="T4"> </text:span><text:span text:style-name="T25">Nenhum</text:span></text:p>
      <text:p text:style-name="P62"><text:span text:style-name="T15"/></text:p>
      <text:p text:style-name="P62">Método: <text:span text:style-name="T173">updateGUI</text:span></text:p>
      <text:p text:style-name="P62">Função: <text:span text:style-name="T174">Atualiza os campos </text:span><text:span text:style-name="T175">visuais </text:span><text:span text:style-name="T174">com os valores das estatísticas</text:span><text:span text:style-name="T11">.</text:span></text:p>
      <text:p text:style-name="P62">Parâmetros: <text:span text:style-name="T25">Nenhum</text:span></text:p>
      <text:p text:style-name="P70"><text:span text:style-name="T176">Retorno:</text:span><text:span text:style-name="T4"> </text:span><text:span text:style-name="T25">Nenhum</text:span></text:p>
      <text:p text:style-name="P62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01:28:32.119000000</meta:creation-date>
    <dc:date>2016-10-09T03:07:27.743000000</dc:date>
    <meta:editing-duration>PT1H37M13S</meta:editing-duration>
    <meta:editing-cycles>222</meta:editing-cycles>
    <meta:generator>LibreOffice/5.0.6.3$Windows_X86_64 LibreOffice_project/490fc03b25318460cfc54456516ea2519c11d1aa</meta:generator>
    <meta:document-statistic meta:table-count="0" meta:image-count="0" meta:object-count="0" meta:page-count="7" meta:paragraph-count="256" meta:word-count="1425" meta:character-count="10105" meta:non-whitespace-character-count="8933"/>
  </office:meta>
</office:document-meta>
</file>